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6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0.4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39.97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55.09mm"/>
    </style:style>
    <style:style style:name="co10" style:family="table-column">
      <style:table-column-properties fo:break-before="auto" style:column-width="35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7.66mm" fo:break-before="auto" style:use-optimal-row-height="tru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4.57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0.06pt solid #000000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CJK SC Regular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71m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75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0.06pt solid #000000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none"/>
    </style:style>
    <style:style style:name="ce88" style:family="table-cell" style:parent-style-name="Default">
      <style:table-cell-properties fo:border-bottom="0.06pt solid #000000" style:diagonal-bl-tr="none" style:diagonal-tl-br="none" fo:background-color="transparent" fo:border-left="none" fo:padding="0.71mm" fo:border-right="0.06pt solid #000000" style:rotation-align="none" fo:border-top="none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fo:border="0.06pt solid #d3d7cf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ackground-color="#ffffff" style:text-align-source="fix" style:repeat-content="false" fo:border="0.06pt solid #000000" fo:padding="0.71mm"/>
      <style:paragraph-properties fo:text-align="start" fo:margin-left="0m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6.3mm" fo:min-width="53.94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8" table:end-x="22.71mm" table:end-y="2.7mm" draw:z-index="0" draw:name="Text 4" draw:style-name="gr1" draw:text-style-name="P2" svg:width="56.48mm" svg:height="37.31mm" svg:x="6.22mm" svg:y="0.37mm">
              <text:p text:style-name="P1"><text:span text:style-name="T1">COMMERCIAL </text:span><text:span text:style-name="T1">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2">${company.name}, ${company.city}, ${company.state_id.name}, ${company.state_id.name}, ${data.company_country_name}</text:span>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111" office:value-type="string" calcext:value-type="string">
            <text:p>${objects.number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111" office:value-type="string" calcext:value-type="string">
            <text:p>${data.date_invoic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Refer:</text:p>
          </table:table-cell>
          <table:table-cell table:style-name="ce111" office:value-type="string" calcext:value-type="string">
            <text:p>${objects.internal_referenc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69" office:value-type="string" calcext:value-type="string">
            <text:p>To</text:p>
          </table:table-cell>
          <table:table-cell table:style-name="ce85"/>
          <table:table-cell/>
          <table:table-cell table:style-name="ce39" office:value-type="string" calcext:value-type="string">
            <text:p>Trade Term:</text:p>
          </table:table-cell>
          <table:table-cell table:style-name="ce111" office:value-type="string" calcext:value-type="string">
            <text:p>${objects.incoterms_id.nam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0" office:value-type="string" calcext:value-type="string">
            <text:p>${objects.partner_shipping_id.street}</text:p>
          </table:table-cell>
          <table:table-cell table:style-name="ce86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71" office:value-type="string" calcext:value-type="string">
            <text:p>${objects.partner_shipping_id.street2}</text:p>
          </table:table-cell>
          <table:table-cell table:style-name="ce86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19" office:value-type="string" calcext:value-type="string">
            <text:p>${objects.partner_shipping_id.name}, ${objects.partner_shipping_id.city}, ${objects.partner_shipping_id.state_id.name}, ${data.shipping_country_name}</text:p>
          </table:table-cell>
          <table:table-cell table:style-name="ce87"/>
          <table:table-cell/>
          <table:table-cell table:style-name="ce24" office:value-type="string" calcext:value-type="string">
            <text:p>From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3"/>
          <table:table-cell table:style-name="ce87"/>
          <table:table-cell/>
          <table:table-cell table:style-name="ce24" office:value-type="string" calcext:value-type="string">
            <text:p>To ${data.shipping_country_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4"/>
          <table:table-cell table:style-name="ce88"/>
          <table:table-cell/>
          <table:table-cell table:style-name="ce24" office:value-type="string" calcext:value-type="string">
            <text:p>By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68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91" table:number-columns-repeated="2"/>
          <table:table-cell table:style-name="ce107"/>
          <table:table-cell table:style-name="ce114"/>
          <table:table-cell table:style-name="ce2"/>
          <table:table-cell table:style-name="常规_5f_Sheet1_5f_9_5f_Sheet1_5f_1"/>
          <table:table-cell table:style-name="Default"/>
          <table:table-cell table:style-name="ce120"/>
          <table:table-cell table:style-name="ce123"/>
          <table:table-cell table:style-name="ce124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75" office:value-type="string" calcext:value-type="string">
            <text:p>${line['hs_code'].cn_name}</text:p>
          </table:table-cell>
          <table:table-cell table:style-name="ce92" office:value-type="string" calcext:value-type="string">
            <text:p>${line['hs_code'].name}</text:p>
          </table:table-cell>
          <table:table-cell table:style-name="ce98" office:value-type="string" calcext:value-type="string">
            <text:p>${line['qty']}</text:p>
          </table:table-cell>
          <table:table-cell table:style-name="ce108" office:value-type="string" calcext:value-type="string">
            <text:p>${line['unit_price']}</text:p>
          </table:table-cell>
          <table:table-cell table:style-name="ce115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76" office:value-type="string" calcext:value-type="string">
            <text:p><text:a xlink:href="py3o:///for" xlink:type="simple">/for</text:a></text:p>
          </table:table-cell>
          <table:table-cell table:style-name="ce93"/>
          <table:table-cell table:style-name="ce99"/>
          <table:table-cell table:style-name="ce109"/>
          <table:table-cell table:style-name="ce116"/>
          <table:table-cell/>
          <table:table-cell table:style-name="Default" table:number-columns-repeated="2"/>
          <table:table-cell table:style-name="ce77" table:number-columns-repeated="1014"/>
        </table:table-row>
        <table:table-row table:style-name="ro8">
          <table:table-cell table:number-columns-repeated="2"/>
          <table:table-cell table:style-name="ce77"/>
          <table:table-cell table:style-name="ce94" office:value-type="string" calcext:value-type="string">
            <text:p>TOTAL<text:span text:style-name="T3">：</text:span></text:p>
          </table:table-cell>
          <table:table-cell table:style-name="ce101" office:value-type="string" calcext:value-type="string">
            <text:p>${data.sum_qty}</text:p>
          </table:table-cell>
          <table:table-cell table:style-name="ce110"/>
          <table:table-cell table:style-name="ce117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95" table:number-columns-repeated="2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6" office:value-type="string" calcext:value-type="string">
            <text:p>PACKED IN ${data.pallet_sum} ONLY.</text:p>
          </table:table-cell>
          <table:table-cell table:style-name="ce102"/>
          <table:table-cell table:style-name="ce95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6" office:value-type="string" calcext:value-type="string">
            <text:p>Made in China</text:p>
          </table:table-cell>
          <table:table-cell table:style-name="ce102"/>
          <table:table-cell table:style-name="ce95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52" office:value-type="string" calcext:value-type="string">
            <text:p>${objects.payment_term_id.note}</text:p>
          </table:table-cell>
          <table:table-cell table:style-name="ce95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5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78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14:16:35.314618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10-09T14:19:36.512153106</dc:date>
    <meta:editing-duration>P1DT3H46M2S</meta:editing-duration>
    <meta:editing-cycles>329</meta:editing-cycles>
    <meta:document-statistic meta:table-count="1" meta:cell-count="40" meta:object-count="1"/>
  </office:meta>
</office:document-meta>
</file>